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fr" fo:country="FR" officeooo:rsid="000eb8dd" officeooo:paragraph-rsid="000eb8dd"/>
    </style:style>
    <style:style style:name="T1" style:family="text">
      <style:text-properties officeooo:rsid="000ef8f8"/>
    </style:style>
    <style:style style:name="T2" style:family="text">
      <style:text-properties officeooo:rsid="001171a6"/>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ésentation Mr Python :</text:p>
      <text:p text:style-name="P1"/>
      <text:p text:style-name="P1">Mr Python est un environnement de développement destiné aux <text:span text:style-name="T1">élèves de</text:span> premier année de licence d’informatique de l’UPMC. <text:span text:style-name="T2">Les élèves découvrent la programmation grâce au langage de programmation Python, c’est pourquoi ils ont besoin d’un environnement de développment adapté. Mr python est basé sur l’IDE idle, mais ne conserve que les fonctionalité « utiles » pour des étudiants de première année. Mais l’objectif principal de Mr Python est de permettre aux étudiants de mieux comprendre les messages d’erreurs retrouné par l’interpreteu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2T09:35:07.990587058</meta:creation-date>
    <meta:editing-duration>PT32M49S</meta:editing-duration>
    <meta:editing-cycles>4</meta:editing-cycles>
    <meta:generator>LibreOffice/5.1.6.2$Linux_X86_64 LibreOffice_project/10m0$Build-2</meta:generator>
    <dc:date>2017-04-22T11:58:47.494470197</dc:date>
    <meta:document-statistic meta:table-count="0" meta:image-count="0" meta:object-count="0" meta:page-count="1" meta:paragraph-count="2" meta:word-count="85" meta:character-count="564" meta:non-whitespace-character-count="480"/>
  </office:meta>
</office:document-meta>
</file>